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automatic-styles>
    <style:style style:name="P1" style:family="paragraph" style:parent-style-name="Standard">
      <style:text-properties officeooo:rsid="0014ab3a" officeooo:paragraph-rsid="0014ab3a"/>
    </style:style>
    <style:style style:name="P2" style:family="paragraph" style:parent-style-name="Standard">
      <style:text-properties fo:font-weight="normal" officeooo:rsid="0014ab3a" officeooo:paragraph-rsid="0014ab3a" style:font-weight-asian="normal" style:font-weight-complex="normal"/>
    </style:style>
    <style:style style:name="P3" style:family="paragraph" style:parent-style-name="Standard">
      <style:text-properties fo:font-weight="normal" officeooo:rsid="0014dc38" officeooo:paragraph-rsid="0014dc38" style:font-weight-asian="normal" style:font-weight-complex="normal"/>
    </style:style>
    <style:style style:name="P4" style:family="paragraph" style:parent-style-name="Standard">
      <style:text-properties fo:font-weight="normal" officeooo:rsid="0019b839" officeooo:paragraph-rsid="0019b839" style:font-weight-asian="normal" style:font-weight-complex="normal"/>
    </style:style>
    <style:style style:name="P5" style:family="paragraph" style:parent-style-name="Standard">
      <style:text-properties officeooo:paragraph-rsid="0014dc38"/>
    </style:style>
    <style:style style:name="P6" style:family="paragraph" style:parent-style-name="Standard">
      <style:text-properties officeooo:rsid="00166cad" officeooo:paragraph-rsid="00166cad"/>
    </style:style>
    <style:style style:name="P7" style:family="paragraph" style:parent-style-name="Heading_20_3">
      <style:paragraph-properties fo:margin-top="0cm" fo:margin-bottom="0cm" style:contextual-spacing="false" fo:line-height="100%"/>
      <style:text-properties fo:font-variant="normal" fo:text-transform="none" style:use-window-font-color="true" loext:opacity="0%" style:font-name="Liberation Serif" fo:font-size="12pt" fo:letter-spacing="normal" fo:font-style="normal" fo:font-weight="bold" officeooo:rsid="002cdc08" officeooo:paragraph-rsid="002cdc08" style:font-size-asian="12pt" style:font-weight-asian="bold" style:font-size-complex="12pt" style:font-weight-complex="bold"/>
    </style:style>
    <style:style style:name="P8" style:family="paragraph" style:parent-style-name="Heading_20_3">
      <style:paragraph-properties fo:margin-left="0cm" fo:margin-right="0cm" fo:margin-top="0cm" fo:margin-bottom="0cm" style:contextual-spacing="false" fo:line-height="100%" fo:orphans="2" fo:widows="2" fo:text-indent="0cm" style:auto-text-indent="false"/>
      <style:text-properties fo:font-variant="normal" fo:text-transform="none" style:use-window-font-color="true" loext:opacity="0%" style:font-name="Liberation Serif" fo:font-size="12pt" fo:letter-spacing="normal" fo:font-style="normal" fo:font-weight="bold" style:font-size-asian="12pt" style:font-weight-asian="bold" style:font-size-complex="12pt" style:font-weight-complex="bold"/>
    </style:style>
    <style:style style:name="P9" style:family="paragraph" style:parent-style-name="Preformatted_20_Text">
      <style:text-properties style:use-window-font-color="true" loext:opacity="0%" style:font-name="Liberation Serif" fo:font-size="12pt" fo:font-weight="normal" officeooo:rsid="001fc13b" officeooo:paragraph-rsid="001fc13b" style:font-size-asian="12pt" style:font-weight-asian="normal" style:font-size-complex="12pt" style:font-weight-complex="normal"/>
    </style:style>
    <style:style style:name="P10" style:family="paragraph" style:parent-style-name="Standard">
      <style:text-properties officeooo:paragraph-rsid="00166cad"/>
    </style:style>
    <style:style style:name="P11" style:family="paragraph" style:parent-style-name="Standard">
      <style:text-properties fo:font-weight="normal" officeooo:rsid="0019b839" officeooo:paragraph-rsid="0019b839" style:font-weight-asian="normal" style:font-weight-complex="normal"/>
    </style:style>
    <style:style style:name="P12" style:family="paragraph" style:parent-style-name="Standard">
      <style:text-properties fo:font-weight="normal" officeooo:rsid="001c4d7a" officeooo:paragraph-rsid="001c4d7a" style:font-weight-asian="normal" style:font-weight-complex="normal"/>
    </style:style>
    <style:style style:name="P13" style:family="paragraph" style:parent-style-name="Standard">
      <style:text-properties fo:font-weight="normal" officeooo:paragraph-rsid="0014dc38" style:font-weight-asian="normal" style:font-weight-complex="normal"/>
    </style:style>
    <style:style style:name="P14" style:family="paragraph" style:parent-style-name="Standard">
      <style:text-properties fo:font-weight="normal" officeooo:rsid="001df372" officeooo:paragraph-rsid="001df372" style:font-weight-asian="normal" style:font-weight-complex="normal"/>
    </style:style>
    <style:style style:name="P15" style:family="paragraph" style:parent-style-name="Standard">
      <style:text-properties fo:font-weight="normal" officeooo:rsid="001fc13b" officeooo:paragraph-rsid="001fc13b" style:font-weight-asian="normal" style:font-weight-complex="normal"/>
    </style:style>
    <style:style style:name="P16" style:family="paragraph" style:parent-style-name="Standard">
      <style:text-properties fo:font-weight="normal" officeooo:rsid="0014dc38" style:font-weight-asian="normal" style:font-weight-complex="normal"/>
    </style:style>
    <style:style style:name="P17" style:family="paragraph" style:parent-style-name="Standard">
      <style:text-properties officeooo:paragraph-rsid="0014dc38"/>
    </style:style>
    <style:style style:name="P18" style:family="paragraph" style:parent-style-name="Standard">
      <style:text-properties officeooo:rsid="0014ab3a" officeooo:paragraph-rsid="0014ab3a"/>
    </style:style>
    <style:style style:name="P19" style:family="paragraph" style:parent-style-name="Standard">
      <style:text-properties fo:font-size="16pt" fo:font-weight="bold" officeooo:rsid="0014ab3a" officeooo:paragraph-rsid="0014ab3a" style:font-size-asian="16pt" style:font-weight-asian="bold" style:font-size-complex="16pt" style:font-weight-complex="bold"/>
    </style:style>
    <style:style style:name="P20" style:family="paragraph" style:parent-style-name="Standard">
      <style:text-properties fo:font-size="16pt" fo:font-weight="bold" officeooo:paragraph-rsid="0014dc38" style:font-size-asian="16pt" style:font-weight-asian="bold" style:font-size-complex="16pt" style:font-weight-complex="bold"/>
    </style:style>
    <style:style style:name="P21" style:family="paragraph" style:parent-style-name="Standard">
      <style:text-properties fo:font-size="16pt" fo:font-weight="bold" officeooo:rsid="001f9c22" officeooo:paragraph-rsid="001f9c22" style:font-size-asian="16pt" style:font-weight-asian="bold" style:font-size-complex="16pt" style:font-weight-complex="bold"/>
    </style:style>
    <style:style style:name="P22" style:family="paragraph" style:parent-style-name="Standard">
      <style:text-properties fo:font-size="16pt" fo:font-weight="bold" officeooo:rsid="001fc13b" officeooo:paragraph-rsid="001fc13b" style:font-size-asian="16pt" style:font-weight-asian="bold" style:font-size-complex="16pt" style:font-weight-complex="bold"/>
    </style:style>
    <style:style style:name="P23" style:family="paragraph" style:parent-style-name="Standard">
      <style:text-properties fo:font-size="16pt" fo:font-weight="bold" officeooo:rsid="002b2fb5" officeooo:paragraph-rsid="002b2fb5" style:font-size-asian="16pt" style:font-weight-asian="bold" style:font-size-complex="16pt" style:font-weight-complex="bold"/>
    </style:style>
    <style:style style:name="P24" style:family="paragraph" style:parent-style-name="Standard">
      <style:text-properties fo:font-size="16pt" fo:font-weight="bold" officeooo:rsid="002cdc08" officeooo:paragraph-rsid="002cdc08" style:font-size-asian="16pt" style:font-weight-asian="bold" style:font-size-complex="16pt" style:font-weight-complex="bold"/>
    </style:style>
    <style:style style:name="P25" style:family="paragraph" style:parent-style-name="Standard">
      <style:text-properties fo:font-weight="bold" officeooo:paragraph-rsid="0014dc38" style:font-weight-asian="bold" style:font-weight-complex="bold"/>
    </style:style>
    <style:style style:name="P26" style:family="paragraph" style:parent-style-name="Standard">
      <style:text-properties fo:font-weight="bold" officeooo:rsid="001f9c22" officeooo:paragraph-rsid="001f9c22" style:font-weight-asian="bold" style:font-weight-complex="bold"/>
    </style:style>
    <style:style style:name="P27" style:family="paragraph" style:parent-style-name="Standard">
      <style:text-properties fo:font-weight="bold" officeooo:rsid="001fc13b" officeooo:paragraph-rsid="001fc13b" style:font-weight-asian="bold" style:font-weight-complex="bold"/>
    </style:style>
    <style:style style:name="P28" style:family="paragraph" style:parent-style-name="Standard">
      <style:text-properties fo:font-weight="bold" officeooo:rsid="002b2fb5" officeooo:paragraph-rsid="002b2fb5" style:font-weight-asian="bold" style:font-weight-complex="bold"/>
    </style:style>
    <style:style style:name="P29" style:family="paragraph" style:parent-style-name="Standard">
      <style:text-properties style:use-window-font-color="true" loext:opacity="0%" style:font-name="Liberation Serif" fo:font-size="12pt" officeooo:rsid="002cdc08" officeooo:paragraph-rsid="002cdc08" style:font-size-asian="12pt" style:font-size-complex="12pt"/>
    </style:style>
    <style:style style:name="P30" style:family="paragraph" style:parent-style-name="Standard">
      <style:paragraph-properties fo:line-height="100%"/>
      <style:text-properties style:use-window-font-color="true" loext:opacity="0%" style:font-name="Liberation Serif" fo:font-size="12pt" officeooo:rsid="002cdc08" officeooo:paragraph-rsid="002cdc08" style:font-size-asian="12pt" style:font-size-complex="12pt"/>
    </style:style>
    <style:style style:name="P31" style:family="paragraph" style:parent-style-name="Standard">
      <style:paragraph-properties fo:line-height="100%"/>
      <style:text-properties style:use-window-font-color="true" loext:opacity="0%" style:font-name="Liberation Serif" fo:font-size="12pt" fo:font-weight="bold" officeooo:rsid="00324a31" officeooo:paragraph-rsid="00324a31" style:font-size-asian="12pt" style:font-weight-asian="bold" style:font-size-complex="12pt" style:font-weight-complex="bold"/>
    </style:style>
    <style:style style:name="P32" style:family="paragraph" style:parent-style-name="Standard">
      <style:paragraph-properties fo:line-height="100%"/>
      <style:text-properties style:use-window-font-color="true" loext:opacity="0%" style:font-name="Liberation Serif" fo:font-weight="bold" style:font-weight-asian="bold" style:font-weight-complex="bold"/>
    </style:style>
    <style:style style:name="P33" style:family="paragraph" style:parent-style-name="Standard">
      <style:text-properties officeooo:rsid="001f9c22" officeooo:paragraph-rsid="001f9c22"/>
    </style:style>
    <style:style style:name="P34" style:family="paragraph" style:parent-style-name="Standard">
      <style:text-properties officeooo:paragraph-rsid="001f9c22"/>
    </style:style>
    <style:style style:name="P35" style:family="paragraph" style:parent-style-name="Standard">
      <style:text-properties fo:font-size="20pt" fo:font-weight="bold" officeooo:rsid="0014ab3a" officeooo:paragraph-rsid="0014ab3a" style:font-size-asian="20pt" style:font-weight-asian="bold" style:font-size-complex="20pt" style:font-weight-complex="bold"/>
    </style:style>
    <style:style style:name="P36" style:family="paragraph" style:parent-style-name="Standard">
      <style:text-properties officeooo:paragraph-rsid="0025b978"/>
    </style:style>
    <style:style style:name="P37" style:family="paragraph" style:parent-style-name="Standard">
      <style:text-properties fo:font-size="12pt" fo:font-weight="normal" officeooo:rsid="002929db" officeooo:paragraph-rsid="002929db" style:font-size-asian="10.5pt" style:font-weight-asian="normal" style:font-size-complex="12pt" style:font-weight-complex="normal"/>
    </style:style>
    <style:style style:name="P38" style:family="paragraph" style:parent-style-name="Standard">
      <style:text-properties fo:font-size="12pt" fo:font-weight="normal" officeooo:rsid="002b2fb5" officeooo:paragraph-rsid="002b2fb5" style:font-size-asian="10.5pt" style:font-weight-asian="normal" style:font-size-complex="12pt" style:font-weight-complex="normal"/>
    </style:style>
    <style:style style:name="P39" style:family="paragraph" style:parent-style-name="Standard">
      <style:text-properties fo:font-size="12pt" fo:font-weight="normal" officeooo:rsid="002cdc08" officeooo:paragraph-rsid="002cdc08" style:font-size-asian="10.5pt" style:font-weight-asian="normal" style:font-size-complex="12pt" style:font-weight-complex="normal"/>
    </style:style>
    <style:style style:name="P40" style:family="paragraph" style:parent-style-name="Standard">
      <style:text-properties officeooo:paragraph-rsid="002929db"/>
    </style:style>
    <style:style style:name="P41" style:family="paragraph" style:parent-style-name="Standard">
      <style:text-properties officeooo:paragraph-rsid="002b0c46"/>
    </style:style>
    <style:style style:name="P42" style:family="paragraph" style:parent-style-name="Standard">
      <style:paragraph-properties fo:line-height="100%"/>
      <style:text-properties style:font-name="Liberation Serif" fo:font-weight="bold" style:font-weight-asian="bold" style:font-weight-complex="bold"/>
    </style:style>
    <style:style style:name="P43" style:family="paragraph" style:parent-style-name="Standard">
      <style:text-properties officeooo:paragraph-rsid="002b2fb5"/>
    </style:style>
    <style:style style:name="P44" style:family="paragraph" style:parent-style-name="Standard">
      <style:text-properties officeooo:rsid="002cdc08" officeooo:paragraph-rsid="002cdc08"/>
    </style:style>
    <style:style style:name="P45" style:family="paragraph" style:parent-style-name="Standard">
      <style:paragraph-properties fo:line-height="100%"/>
    </style:style>
    <style:style style:name="P46" style:family="paragraph" style:parent-style-name="Text_20_body">
      <style:text-properties officeooo:paragraph-rsid="0025b978"/>
    </style:style>
    <style:style style:name="P47" style:family="paragraph" style:parent-style-name="Text_20_body">
      <style:text-properties style:use-window-font-color="true" loext:opacity="0%" style:font-name="Liberation Serif" officeooo:paragraph-rsid="0025b978"/>
    </style:style>
    <style:style style:name="P48" style:family="paragraph" style:parent-style-name="Text_20_body">
      <style:paragraph-properties fo:margin-top="0cm" fo:margin-bottom="0cm" style:contextual-spacing="false" fo:line-height="100%"/>
      <style:text-properties style:use-window-font-color="true" loext:opacity="0%" style:font-name="Liberation Serif" fo:font-weight="normal" style:font-weight-asian="normal" style:font-weight-complex="normal"/>
    </style:style>
    <style:style style:name="P49" style:family="paragraph" style:parent-style-name="Text_20_body">
      <style:paragraph-properties fo:margin-top="0cm" fo:margin-bottom="0cm" style:contextual-spacing="false"/>
      <style:text-properties style:use-window-font-color="true" loext:opacity="0%" style:font-name="Liberation Serif"/>
    </style:style>
    <style:style style:name="P50" style:family="paragraph" style:parent-style-name="Text_20_body" style:list-style-name="L8">
      <style:paragraph-properties fo:margin-top="0cm" fo:margin-bottom="0cm" style:contextual-spacing="false"/>
      <style:text-properties style:font-name="Liberation Serif"/>
    </style:style>
    <style:style style:name="P51" style:family="paragraph" style:parent-style-name="Text_20_body" style:list-style-name="L8">
      <style:text-properties style:font-name="Liberation Serif"/>
    </style:style>
    <style:style style:name="P52" style:family="paragraph" style:parent-style-name="Text_20_body">
      <style:paragraph-properties fo:margin-left="0cm" fo:margin-right="0cm" fo:text-indent="0cm" style:auto-text-indent="false"/>
    </style:style>
    <style:style style:name="P53" style:family="paragraph" style:parent-style-name="Text_20_body">
      <style:paragraph-properties fo:margin-left="0cm" fo:margin-right="0cm" fo:margin-top="0cm" fo:margin-bottom="0.247cm" style:contextual-spacing="false" fo:line-height="100%" fo:orphans="2" fo:widows="2" fo:text-indent="0cm" style:auto-text-indent="false"/>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P54"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P55" style:family="paragraph" style:parent-style-name="Text_20_body" style:list-style-name="L1">
      <style:paragraph-properties fo:margin-left="0cm" fo:margin-right="0cm" fo:margin-top="0cm" fo:margin-bottom="0cm" style:contextual-spacing="false" fo:line-height="100%" fo:orphans="2" fo:widows="2" fo:text-indent="0cm" style:auto-text-indent="false"/>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P56" style:family="paragraph" style:parent-style-name="Text_20_body" style:list-style-name="L3">
      <style:paragraph-properties fo:margin-left="0cm" fo:margin-right="0cm" fo:margin-top="0cm" fo:margin-bottom="0cm" style:contextual-spacing="false" fo:line-height="100%" fo:orphans="2" fo:widows="2" fo:text-indent="0cm" style:auto-text-indent="false"/>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P57"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58" style:family="paragraph" style:parent-style-name="Text_20_body" style:list-style-name="L2">
      <style:paragraph-properties fo:margin-left="0cm" fo:margin-right="0cm" fo:margin-top="0cm" fo:margin-bottom="0cm" style:contextual-spacing="false" fo:line-height="100%" fo:orphans="2" fo:widows="2" fo:text-indent="0cm" style:auto-text-indent="false"/>
    </style:style>
    <style:style style:name="P59" style:family="paragraph" style:parent-style-name="Text_20_body" style:list-style-name="L4">
      <style:paragraph-properties fo:margin-left="0cm" fo:margin-right="0cm" fo:margin-top="0cm" fo:margin-bottom="0cm" style:contextual-spacing="false" fo:line-height="100%" fo:orphans="2" fo:widows="2" fo:text-indent="0cm" style:auto-text-indent="false"/>
    </style:style>
    <style:style style:name="P60" style:family="paragraph" style:parent-style-name="Text_20_body" style:list-style-name="L5">
      <style:paragraph-properties fo:margin-left="0cm" fo:margin-right="0cm" fo:margin-top="0cm" fo:margin-bottom="0cm" style:contextual-spacing="false" fo:line-height="100%" fo:orphans="2" fo:widows="2" fo:text-indent="0cm" style:auto-text-indent="false"/>
    </style:style>
    <style:style style:name="P61" style:family="paragraph" style:parent-style-name="Text_20_body" style:list-style-name="L6">
      <style:paragraph-properties fo:margin-left="0cm" fo:margin-right="0cm" fo:margin-top="0cm" fo:margin-bottom="0cm" style:contextual-spacing="false" fo:line-height="100%" fo:orphans="2" fo:widows="2" fo:text-indent="0cm" style:auto-text-indent="false"/>
    </style:style>
    <style:style style:name="P62" style:family="paragraph" style:parent-style-name="Text_20_body" style:list-style-name="L6">
      <style:paragraph-properties fo:margin-left="0cm" fo:margin-right="0cm" fo:margin-top="0cm" fo:margin-bottom="0cm" style:contextual-spacing="false" fo:line-height="100%" fo:orphans="2" fo:widows="2" fo:text-indent="0cm" style:auto-text-indent="false"/>
      <style:text-properties officeooo:paragraph-rsid="002ecdcc"/>
    </style:style>
    <style:style style:name="P63" style:family="paragraph" style:parent-style-name="Text_20_body" style:list-style-name="L7">
      <style:paragraph-properties fo:margin-left="0cm" fo:margin-right="0cm" fo:margin-top="0cm" fo:margin-bottom="0cm" style:contextual-spacing="false" fo:line-height="100%" fo:orphans="2" fo:widows="2" fo:text-indent="0cm" style:auto-text-indent="false"/>
      <style:text-properties officeooo:paragraph-rsid="002ecdcc"/>
    </style:style>
    <style:style style:name="P64" style:family="paragraph" style:parent-style-name="Text_20_body">
      <style:paragraph-properties fo:margin-left="0cm" fo:margin-right="0cm" fo:margin-top="0cm" fo:margin-bottom="0cm" style:contextual-spacing="false" fo:line-height="100%" fo:orphans="2" fo:widows="2" fo:text-indent="0cm" style:auto-text-indent="false"/>
      <style:text-properties officeooo:paragraph-rsid="002cdc08"/>
    </style:style>
    <style:style style:name="P65" style:family="paragraph" style:parent-style-name="Text_20_body">
      <style:paragraph-properties fo:margin-left="0cm" fo:margin-right="0cm" fo:margin-top="0cm" fo:margin-bottom="0.247cm" style:contextual-spacing="false" fo:line-height="100%" fo:orphans="2" fo:widows="2" fo:text-indent="0cm" style:auto-text-indent="false"/>
      <style:text-properties officeooo:paragraph-rsid="002ecdcc"/>
    </style:style>
    <style:style style:name="P66" style:family="paragraph" style:parent-style-name="Text_20_body">
      <style:paragraph-properties fo:margin-left="0cm" fo:margin-right="0cm" fo:margin-top="0cm" fo:margin-bottom="0cm" style:contextual-spacing="false" fo:line-height="100%" fo:orphans="2" fo:widows="2" fo:text-indent="0cm" style:auto-text-indent="false"/>
      <style:text-properties officeooo:paragraph-rsid="002ecdcc"/>
    </style:style>
    <style:style style:name="P67" style:family="paragraph" style:parent-style-name="Text_20_body">
      <style:paragraph-properties fo:margin-left="0cm" fo:margin-right="0cm" fo:margin-top="0cm" fo:margin-bottom="0cm" style:contextual-spacing="false" fo:line-height="100%" fo:orphans="2" fo:widows="2" fo:text-indent="0cm" style:auto-text-indent="false"/>
      <style:text-properties officeooo:paragraph-rsid="0030fb60"/>
    </style:style>
    <style:style style:name="P68" style:family="paragraph" style:parent-style-name="Text_20_body">
      <style:paragraph-properties fo:margin-top="0cm" fo:margin-bottom="0cm" style:contextual-spacing="false"/>
      <style:text-properties officeooo:rsid="00324a31" officeooo:paragraph-rsid="00324a31"/>
    </style:style>
    <style:style style:name="P69" style:family="paragraph" style:parent-style-name="Text_20_body">
      <style:paragraph-properties fo:margin-top="0cm" fo:margin-bottom="0cm" style:contextual-spacing="false"/>
      <style:text-properties officeooo:paragraph-rsid="00324a31"/>
    </style:style>
    <style:style style:name="P70" style:family="paragraph" style:parent-style-name="Text_20_body">
      <style:text-properties fo:font-weight="bold" officeooo:rsid="00324a31" officeooo:paragraph-rsid="00324a31" style:font-weight-asian="bold" style:font-weight-complex="bold"/>
    </style:style>
    <style:style style:name="P71" style:family="paragraph" style:parent-style-name="Text_20_body">
      <style:paragraph-properties fo:margin-top="0cm" fo:margin-bottom="0cm" style:contextual-spacing="false"/>
      <style:text-properties fo:font-weight="bold" officeooo:rsid="00324a31" officeooo:paragraph-rsid="00324a31" style:font-weight-asian="bold" style:font-weight-complex="bold"/>
    </style:style>
    <style:style style:name="P72" style:family="paragraph" style:parent-style-name="Text_20_body">
      <style:paragraph-properties fo:margin-top="0cm" fo:margin-bottom="0cm" style:contextual-spacing="false"/>
      <style:text-properties fo:font-weight="bold" officeooo:rsid="0033ca63" officeooo:paragraph-rsid="0033ca63" style:font-weight-asian="bold" style:font-weight-complex="bold"/>
    </style:style>
    <style:style style:name="P73" style:family="paragraph" style:parent-style-name="Text_20_body" style:list-style-name="L8">
      <style:paragraph-properties fo:margin-top="0cm" fo:margin-bottom="0cm" style:contextual-spacing="false"/>
    </style:style>
    <style:style style:name="P74" style:family="paragraph" style:parent-style-name="Text_20_body">
      <style:paragraph-properties fo:margin-top="0cm" fo:margin-bottom="0cm" style:contextual-spacing="false"/>
      <style:text-properties officeooo:rsid="0033ca63" officeooo:paragraph-rsid="0033ca63"/>
    </style:style>
    <style:style style:name="T1" style:family="text">
      <style:text-properties officeooo:rsid="0014dc38"/>
    </style:style>
    <style:style style:name="T2" style:family="text">
      <style:text-properties officeooo:rsid="00166cad"/>
    </style:style>
    <style:style style:name="T3" style:family="text">
      <style:text-properties fo:font-weight="normal" officeooo:rsid="0014dc38" style:font-weight-asian="normal" style:font-weight-complex="normal"/>
    </style:style>
    <style:style style:name="T4" style:family="text">
      <style:text-properties fo:font-weight="normal" officeooo:rsid="00166cad" style:font-weight-asian="normal" style:font-weight-complex="normal"/>
    </style:style>
    <style:style style:name="T5" style:family="text">
      <style:text-properties fo:font-weight="normal" officeooo:rsid="001fc13b" style:font-weight-asian="normal" style:font-weight-complex="normal"/>
    </style:style>
    <style:style style:name="T6" style:family="text">
      <style:text-properties fo:font-weight="normal" officeooo:rsid="0021668c"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66cad" style:font-weight-asian="bold" style:font-weight-complex="bold"/>
    </style:style>
    <style:style style:name="T9" style:family="text">
      <style:text-properties fo:font-weight="bold" officeooo:rsid="0030723e" style:font-weight-asian="bold" style:font-weight-complex="bold"/>
    </style:style>
    <style:style style:name="T10" style:family="text">
      <style:text-properties officeooo:rsid="001bfab2"/>
    </style:style>
    <style:style style:name="T11" style:family="text">
      <style:text-properties officeooo:rsid="001df372"/>
    </style:style>
    <style:style style:name="T12" style:family="text">
      <style:text-properties style:font-name="Liberation Serif"/>
    </style:style>
    <style:style style:name="T13" style:family="text">
      <style:text-properties style:font-name="Liberation Serif" fo:font-size="12pt" style:font-size-asian="12pt" style:font-size-complex="12pt"/>
    </style:style>
    <style:style style:name="T14" style:family="text">
      <style:text-properties officeooo:rsid="001f5d7b"/>
    </style:style>
    <style:style style:name="T15" style:family="text">
      <style:text-properties officeooo:rsid="001f9c22"/>
    </style:style>
    <style:style style:name="T16" style:family="text">
      <style:text-properties officeooo:rsid="001fc13b"/>
    </style:style>
    <style:style style:name="T17" style:family="text">
      <style:text-properties fo:font-variant="normal" fo:text-transform="none" fo:letter-spacing="normal"/>
    </style:style>
    <style:style style:name="T18" style:family="text">
      <style:text-properties fo:font-variant="normal" fo:text-transform="none" fo:letter-spacing="normal" fo:font-style="normal"/>
    </style:style>
    <style:style style:name="T19"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20" style:family="text">
      <style:text-properties fo:font-variant="normal" fo:text-transform="none" style:use-window-font-color="true" loext:opacity="0%" style:font-name="Liberation Serif" fo:font-size="12pt" fo:letter-spacing="normal" fo:font-style="normal" fo:font-weight="normal" officeooo:rsid="002ecdcc" style:font-size-asian="12pt" style:font-size-complex="12pt"/>
    </style:style>
    <style:style style:name="T21" style:family="text">
      <style:text-properties fo:font-variant="normal" fo:text-transform="none" style:use-window-font-color="true" loext:opacity="0%" style:font-name="Liberation Serif" fo:font-size="12pt" fo:letter-spacing="normal" fo:font-weight="normal" style:font-size-asian="12pt" style:font-size-complex="12pt"/>
    </style:style>
    <style:style style:name="T22" style:family="text">
      <style:text-properties fo:font-variant="normal" fo:text-transform="none" style:use-window-font-color="true" loext:opacity="0%" style:font-name="Liberation Serif" fo:font-size="16pt" fo:letter-spacing="normal" fo:font-style="normal" fo:font-weight="bold" officeooo:rsid="0030fb60" style:font-size-asian="16pt" style:font-weight-asian="bold" style:font-size-complex="16pt" style:font-weight-complex="bold"/>
    </style:style>
    <style:style style:name="T23" style:family="text">
      <style:text-properties fo:font-size="12pt" style:font-size-asian="12pt" style:font-size-complex="12pt"/>
    </style:style>
    <style:style style:name="T24" style:family="text">
      <style:text-properties fo:font-size="12pt" fo:font-weight="normal" officeooo:rsid="002929db" style:font-size-asian="10.5pt" style:font-weight-asian="normal" style:font-size-complex="12pt" style:font-weight-complex="normal"/>
    </style:style>
    <style:style style:name="T25" style:family="text">
      <style:text-properties style:use-window-font-color="true" loext:opacity="0%" style:font-name="Liberation Serif"/>
    </style:style>
    <style:style style:name="T26" style:family="text">
      <style:text-properties style:use-window-font-color="true" loext:opacity="0%" style:font-name="Liberation Serif" fo:font-weight="normal" officeooo:rsid="00324a31" style:font-weight-asian="normal" style:font-weight-complex="normal"/>
    </style:style>
    <style:style style:name="T27" style:family="text">
      <style:text-properties officeooo:rsid="002929db"/>
    </style:style>
    <style:style style:name="T28" style:family="text">
      <style:text-properties officeooo:rsid="002b0c46"/>
    </style:style>
    <style:style style:name="T29" style:family="text">
      <style:text-properties officeooo:rsid="002ecdcc"/>
    </style:style>
    <style:style style:name="T30" style:family="text">
      <style:text-properties officeooo:rsid="0030723e"/>
    </style:style>
    <style:style style:name="T31" style:family="text">
      <style:text-properties officeooo:rsid="00324a3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before-and-after" text:anchor-type="page" text:anchor-page-number="1" svg:x="-0.741cm" svg:y="0cm" svg:width="0.741cm" draw:z-index="7">
        <draw:text-box fo:min-height="0.741cm">
          <text:p text:style-name="P52"/>
        </draw:text-box>
      </draw:frame>
      <draw:frame draw:style-name="fr1" draw:name="user-content-group_delete" text:anchor-type="page" text:anchor-page-number="1" svg:x="-0.741cm" svg:y="0cm" svg:width="0.741cm" draw:z-index="6">
        <draw:text-box fo:min-height="0.741cm">
          <text:p text:style-name="P52"/>
        </draw:text-box>
      </draw:frame>
      <draw:frame draw:style-name="fr1" draw:name="user-content-group_update" text:anchor-type="page" text:anchor-page-number="1" svg:x="-0.741cm" svg:y="0cm" svg:width="0.741cm" draw:z-index="5">
        <draw:text-box fo:min-height="0.741cm">
          <text:p text:style-name="P52"/>
        </draw:text-box>
      </draw:frame>
      <draw:frame draw:style-name="fr1" draw:name="user-content-group_insert" text:anchor-type="page" text:anchor-page-number="1" svg:x="-0.741cm" svg:y="0cm" svg:width="0.741cm" draw:z-index="4">
        <draw:text-box fo:min-height="0.741cm">
          <text:p text:style-name="P52"/>
        </draw:text-box>
      </draw:frame>
      <draw:frame draw:style-name="fr1" draw:name="user-content-insertrow" text:anchor-type="page" text:anchor-page-number="1" svg:x="-0.741cm" svg:y="0cm" svg:width="0.741cm" draw:z-index="3">
        <draw:text-box fo:min-height="0.741cm">
          <text:p text:style-name="P52"/>
        </draw:text-box>
      </draw:frame>
      <draw:frame draw:style-name="fr1" draw:name="user-content-listupdate" text:anchor-type="page" text:anchor-page-number="1" svg:x="-0.741cm" svg:y="0cm" svg:width="0.741cm" draw:z-index="2">
        <draw:text-box fo:min-height="0.741cm">
          <text:p text:style-name="P52"/>
        </draw:text-box>
      </draw:frame>
      <draw:frame draw:style-name="fr1" draw:name="user-content-selectfolder" text:anchor-type="page" text:anchor-page-number="1" svg:x="-0.741cm" svg:y="0cm" svg:width="0.741cm" draw:z-index="1">
        <draw:text-box fo:min-height="0.741cm">
          <text:p text:style-name="P52"/>
        </draw:text-box>
      </draw:frame>
      <draw:frame draw:style-name="fr1" draw:name="user-content-init" text:anchor-type="page" text:anchor-page-number="1" svg:x="-0.741cm" svg:y="0cm" svg:width="0.741cm" draw:z-index="0">
        <draw:text-box fo:min-height="0.741cm">
          <text:p text:style-name="P52"/>
        </draw:text-box>
      </draw:frame>
      <text:p text:style-name="P35">DOCUMENTAZIONE PLUGIN TEST ROUNDCUBE</text:p>
      <text:p text:style-name="P1"/>
      <text:p text:style-name="P19">Obiettivo</text:p>
      <text:p text:style-name="P1"/>
      <text:p text:style-name="P1">Sviluppo di un plugin di test volto <text:span text:style-name="T10">a documentare i passaggi fondamentali per la creazione di un plugin custom.</text:span></text:p>
      <text:p text:style-name="P1"/>
      <text:p text:style-name="P1"/>
      <text:p text:style-name="P19">File System</text:p>
      <text:p text:style-name="P2"/>
      <text:p text:style-name="P2">Tutti i plugin di roundcube devono avere una struttura ben definita. <text:s/><text:span text:style-name="T1">A partire dalla cartella plugins, il file system è così strutturato:</text:span></text:p>
      <text:p text:style-name="P2"/>
      <text:p text:style-name="P2">plugins/</text:p>
      <text:p text:style-name="P2"><text:s text:c="2"/><text:span text:style-name="T1">nome_plugin</text:span>/</text:p>
      <text:p text:style-name="P2"><text:s text:c="4"/>composer.json</text:p>
      <text:p text:style-name="P2"><text:s text:c="4"/><text:span text:style-name="T1">skins/</text:span></text:p>
      <text:p text:style-name="P3"><text:s text:c="4"/>file.js <text:s/>**opzionale</text:p>
      <text:p text:style-name="P3"><text:s text:c="4"/>config.inc.php.dist</text:p>
      <text:p text:style-name="P2"><text:s text:c="4"/><text:span text:style-name="T1">nome_plugin</text:span>.php</text:p>
      <text:p text:style-name="P2"><text:s text:c="4"/>localization/</text:p>
      <text:p text:style-name="P2"><text:s text:c="4"/>media/ </text:p>
      <text:p text:style-name="P2"/>
      <text:p text:style-name="P3">è fondamentale che il file .php abbia lo stesso nome della cartella che lo contiene.</text:p>
      <text:p text:style-name="P3"/>
      <text:p text:style-name="P4">Il file nome_plugin.php contiene una classe a sua volta chiamata nome_plugin che estende la classe <text:span text:style-name="T10">padre</text:span> rcube_plugin. Al suo interno sarà necessario creare una funzione init() per l’inizializzazione del plugin.</text:p>
      <text:p text:style-name="P4"/>
      <text:p text:style-name="P4">Class nome_plugin extends rcube_plugin</text:p>
      <text:p text:style-name="P4">{</text:p>
      <text:p text:style-name="P4"><text:tab/>function init()</text:p>
      <text:p text:style-name="P4"><text:tab/>{</text:p>
      <text:p text:style-name="P4"/>
      <text:p text:style-name="P4"><text:tab/>}</text:p>
      <text:p text:style-name="P4">}</text:p>
      <text:p text:style-name="P4"/>
      <text:p text:style-name="P12">All’interno della cartella media/ andranno inserite le immagini utilizzate per la creazione degli elementi di UI del plugin (qualora sia necessario)</text:p>
      <text:p text:style-name="P12"/>
      <text:p text:style-name="P12">Nella cartella skins/ saranno inseriti eventuali override delle skin di default di roundcube <text:span text:style-name="T15">le</text:span> skins interamente sviluppate <text:span text:style-name="T15">dall’utente</text:span>.</text:p>
      <text:p text:style-name="P12"><text:span text:style-name="T7">N.B. </text:span>è possibile anche creare un semplice file .css per dettare solo le regole di stile necessarie, lasciando il comando alla skin attualmente <text:span text:style-name="T15">in uso</text:span>.</text:p>
      <text:p text:style-name="P5"><text:span text:style-name="T3"/></text:p>
      <text:p text:style-name="P5"><text:span text:style-name="T3"/></text:p>
      <text:p text:style-name="P5"><text:span text:style-name="T3"/></text:p>
      <text:p text:style-name="P5"><text:span text:style-name="T3"/></text:p>
      <text:p text:style-name="P5"><text:span text:style-name="T3">All’interno della cartella localization/ vi saranno i file </text:span><text:span text:style-name="T4">di localizzazione. </text:span>I plugin che aggiungono elementi dell'interfaccia utente solitamente includono i propri testi per nominare e descrivere le varie funzionalità. <text:span text:style-name="T2">Di seguito un esempio:</text:span></text:p>
      <text:p text:style-name="P10"><text:soft-page-break/></text:p>
      <text:p text:style-name="P10"><text:span text:style-name="T2">In </text:span><text:span text:style-name="T8">nome_plugin.php</text:span><text:span text:style-name="T2"> (all’interno della funzione init())</text:span></text:p>
      <text:p text:style-name="P6"/>
      <text:p text:style-name="P6">$this→add_texts(‘localization/’, true)</text:p>
      <text:p text:style-name="P5"/>
      <text:p text:style-name="P6">In <text:span text:style-name="T7">localization/en_US.inc</text:span> <text:tab/><text:tab/><text:tab/>(unica lingua <text:span text:style-name="T7">obbligatoria</text:span>)</text:p>
      <text:p text:style-name="P5"/>
      <text:p text:style-name="P5">$labels = array(</text:p>
      <text:p text:style-name="P5"><text:s text:c="4"/>'input1' =&gt; 'Label for input 1',</text:p>
      <text:p text:style-name="P5"><text:s text:c="4"/>'<text:span text:style-name="T14">title</text:span>' =&gt; '<text:span text:style-name="T14">This is the title</text:span>',</text:p>
      <text:p text:style-name="P5"><text:s text:c="4"/>'<text:span text:style-name="T14">errormsg</text:span>' =&gt; '<text:span text:style-name="T14">This is an error msg</text:span>',</text:p>
      <text:p text:style-name="P5">);</text:p>
      <text:p text:style-name="P5"/>
      <text:p text:style-name="P20">Inizializzazione del plugin</text:p>
      <text:p text:style-name="P25"/>
      <text:p text:style-name="P13">Ogni plugin ha <text:span text:style-name="T11">bisogno</text:span> di una funzione init(). Al suo interno devono essere caricati i file di configurazione, stile e logica. S<text:span text:style-name="T11">ar</text:span>à necessario definire gli Hook <text:span text:style-name="T16">e le azioni </text:span>al suo interno.</text:p>
      <text:p text:style-name="P14">Di seguito un esempio: </text:p>
      <text:p text:style-name="P14"/>
      <text:p text:style-name="Standard">function init()</text:p>
      <text:p text:style-name="Standard">{</text:p>
      <text:p text:style-name="Standard"><text:tab/>$this-&gt;rc = rcmail::get_instance();</text:p>
      <text:p text:style-name="Standard"/>
      <text:p text:style-name="Standard"><text:tab/>//load configuration and localization</text:p>
      <text:p text:style-name="Standard"><text:tab/>$this-&gt;load_config();</text:p>
      <text:p text:style-name="Standard"><text:tab/>$this-&gt;add_texts('localization/', true);</text:p>
      <text:p text:style-name="Standard"/>
      <text:p text:style-name="Standard"><text:tab/>$this-&gt;add_hook('settings_actions', [$this, 'settings_actions']);</text:p>
      <text:p text:style-name="Standard"><text:tab/>$this-&gt;register_action('plugin.test', array($this, 'display'));</text:p>
      <text:p text:style-name="Standard"><text:tab/>$this-&gt;register_action('plugin.test_submit', array($this, 'test_submit'));</text:p>
      <text:p text:style-name="Standard"/>
      <text:p text:style-name="Standard"><text:tab/>//includes</text:p>
      <text:p text:style-name="Standard"><text:tab/>$this-&gt;include_script('client.js');</text:p>
      <text:p text:style-name="Standard"><text:tab/>$this-&gt;include_stylesheet('test.css');</text:p>
      <text:p text:style-name="Standard">}</text:p>
      <text:p text:style-name="Standard"/>
      <text:p text:style-name="Standard">Se il tuo plugin deve attivarsi solo in un compito specifico (come mail, rubrica o impostazioni), imposta la proprietà pubblica <text:span text:style-name="Source_20_Text"><text:span text:style-name="T12">$task</text:span></text:span>. Così sarà attivo solo in quel contesto, ottimizzando memoria e prestazioni.</text:p>
      <text:p text:style-name="Standard"/>
      <text:p text:style-name="Standard"/>
      <text:p text:style-name="P21">Gestione degli Hooks</text:p>
      <text:p text:style-name="Standard"/>
      <text:p text:style-name="P33">I plugin di Roundcube funzionano tramite "hook", che controllano se ci sono funzioni registrate da eseguire in determinati momenti. Queste funzioni possono modificare o estendere il comportamento predefinito di Roundcube. Di seguito un esempio.</text:p>
      <text:p text:style-name="P33"/>
      <text:p text:style-name="P33">$this-&gt;add_hook('nome-hook', $callback);</text:p>
      <text:p text:style-name="P33"/>
      <text:p text:style-name="P34">dove il secondo argomento è un callback PHP che può riferirsi a una funzione semplice o a un metodo di un oggetto. <text:span text:style-name="T9">Lista completa degli hooks disponibili</text:span><text:span text:style-name="T30">: </text:span><text:a xlink:type="simple" xlink:href="https://github.com/roundcube/roundcubemail/wiki/Plugin-Hooks" text:style-name="Internet_20_link" text:visited-style-name="Visited_20_Internet_20_Link"><text:span text:style-name="T30">https://github.com/roundcube/roundcubemail/wiki/Plugin-Hooks</text:span></text:a></text:p>
      <text:p text:style-name="P34"><text:soft-page-break/></text:p>
      <text:p text:style-name="P27"/>
      <text:p text:style-name="P22">Gestione delle azioni </text:p>
      <text:p text:style-name="P15"/>
      <text:p text:style-name="P36"><text:span text:style-name="T5">Le azioni servono a mettere in comunicazione il frontend </text:span><text:span text:style-name="T6">con il backend. <text:s/>Lo script client può </text:span><text:span text:style-name="T12">inviare richieste AJAX GET o POST al server utilizzando:</text:span></text:p>
      <text:p text:style-name="P36"><text:span text:style-name="T12"/></text:p>
      <text:p text:style-name="P36"><text:span text:style-name="Source_20_Text"><text:span text:style-name="T12">rcmail.http_get('plugin.someaction', ...)</text:span></text:span><text:span text:style-name="T12"> </text:span></text:p>
      <text:p text:style-name="P36"><text:span text:style-name="Source_20_Text"><text:span text:style-name="T12">rcmail.http_post('plugin.someaction', ...)</text:span></text:span><text:span text:style-name="T12">.</text:span></text:p>
      <text:p text:style-name="P36"><text:span text:style-name="T12"/></text:p>
      <text:p text:style-name="Text_20_body"><text:span text:style-name="T23">Per indirizzare queste richieste alla funzione giusta del tuo plugin, registra un'azione personalizzata (ad esempio, </text:span><text:span text:style-name="Source_20_Text"><text:span text:style-name="T13">'plugin.someaction'</text:span></text:span><text:span text:style-name="T23">) nel metodo </text:span><text:span text:style-name="Source_20_Text"><text:span text:style-name="T13">init()</text:span></text:span><text:span text:style-name="T23"> della classe del plugin:</text:span></text:p>
      <text:p text:style-name="P9"><text:span text:style-name="T17"><text:s/></text:span><text:span text:style-name="T18">$this-&gt;register_action('plugin.someaction', array($this, 'request_handler'));</text:span></text:p>
      <text:p text:style-name="P9"><text:span text:style-name="T18"/></text:p>
      <text:p text:style-name="P46"><text:span text:style-name="T25">Le richieste HTTP del tipo </text:span><text:span text:style-name="Source_20_Text"><text:span text:style-name="T25">./?_task=mail&amp;_action=plugin.someaction</text:span></text:span><text:span text:style-name="T25"> attiveranno la funzione di callback registrata, che deve elaborare la richiesta e inviare una risposta valida al client. Chiamare </text:span><text:span text:style-name="Source_20_Text"><text:span text:style-name="T25">rcmail::get_instance()-&gt;output-&gt;send('plugin')</text:span></text:span><text:span text:style-name="T25"> alla fine della funzione completerà l'operazione.</text:span></text:p>
      <text:p text:style-name="P47"><text:span text:style-name="T18">Le azioni personalizzate servono non solo per le richieste AJAX, ma possono anche estendere l'applicazione con schermate e passaggi personalizzati.</text:span></text:p>
      <text:p text:style-name="P26"/>
      <text:p text:style-name="P23">Configurazione plugin</text:p>
      <text:p text:style-name="P23"/>
      <text:p text:style-name="P38">Tutti i plugin hanno il proprio file di configurazione. Il nome di default è <text:span text:style-name="T7">config.inc.php </text:span>ma gli può essere dato anche il nome del plugin. Il caricamento avviene nel seguente modo, all’interno della funzione init(): </text:p>
      <text:p text:style-name="P38"/>
      <text:p text:style-name="P38"><text:s/>$this-&gt;load_config('config.inc.php.dist');</text:p>
      <text:p text:style-name="P38"><text:s/>$this→load_config('config.inc.php');</text:p>
      <text:p text:style-name="P38"/>
      <text:p text:style-name="P38">uesto caricherà un file di configurazione della distribuzione e poi unirà un file di configurazione locale, sovrascrivendo eventuali impostazioni.</text:p>
      <text:p text:style-name="P26"/>
      <text:p text:style-name="P21">Creazione UI</text:p>
      <text:p text:style-name="P21"/>
      <text:p text:style-name="P37">La creazione dell’interfaccia grafica può essere effettuata in 2 modi distinti:</text:p>
      <text:p text:style-name="P37">Il primo, utilizzato nello sviluppo di questo plugin, prevede la creazione di un’azione che richiama una funzione di callback nella quale si trova un handler che stamperà il nostro html. </text:p>
      <text:p text:style-name="P37">Utilizzando questo metodo, la struttura html sarà contenuta all’interno di una variabile $html e verrà costruita tramite concatenazione di stringhe (operatore .=). Di seguito un esempio:</text:p>
      <text:p text:style-name="P37"/>
      <text:p text:style-name="P37">function init()</text:p>
      <text:p text:style-name="P37">{</text:p>
      <text:p text:style-name="P37"><text:tab/>…</text:p>
      <text:p text:style-name="P40"><text:span text:style-name="T24"><text:tab/></text:span>$this-&gt;register_action('plugin.test', array($this, 'display'));</text:p>
      <text:p text:style-name="P37"><text:tab/>...</text:p>
      <text:p text:style-name="P37">}</text:p>
      <text:p text:style-name="P37"/>
      <text:p text:style-name="Standard"/>
      <text:p text:style-name="Standard"><text:soft-page-break/></text:p>
      <text:p text:style-name="Standard">function display()</text:p>
      <text:p text:style-name="Standard">{</text:p>
      <text:p text:style-name="Standard"><text:tab/>$rcmail = rcmail::get_instance();</text:p>
      <text:p text:style-name="Standard"><text:tab/>$this-&gt;register_handler('plugin.body', array($this, 'render_form')); </text:p>
      <text:p text:style-name="Standard"><text:tab/>$rcmail-&gt;output-&gt;send('plugin'); // Send the plugin's output</text:p>
      <text:p text:style-name="Standard">}</text:p>
      <text:p text:style-name="P37"/>
      <text:p text:style-name="Standard">function render_form($args)</text:p>
      <text:p text:style-name="Standard">{</text:p>
      <text:p text:style-name="Standard"><text:tab/>$html = '';</text:p>
      <text:p text:style-name="Standard"><text:tab/>$html .= html::tag('h1', array('id' =&gt; 'main-title', 'class' =&gt; 'main-title'), $this-&gt;gettext('title'));</text:p>
      <text:p text:style-name="Standard"><text:tab/><text:span text:style-name="T27">r</text:span>eturn $html;</text:p>
      <text:p text:style-name="Standard">}</text:p>
      <text:p text:style-name="Standard"/>
      <text:p text:style-name="Standard"/>
      <text:p text:style-name="P41"><text:span text:style-name="T28">Il secondo metodo prevede l’utilizzo di file del tipo template.html. <text:s/></text:span>Se il modello vuoto del plugin non soddisfa le tue esigenze, puoi creare i tuoi modelli. Puoi inserirli all'interno di una sottodirectory <text:span text:style-name="Source_20_Text"><text:span text:style-name="T12">skins/default/.</text:span></text:span></text:p>
      <text:p text:style-name="Standard"><text:span text:style-name="Source_20_Text"/></text:p>
      <text:p text:style-name="Preformatted_20_Text"><text:span text:style-name="Source_20_Text"><text:span text:style-name="T13">plugins/</text:span></text:span></text:p>
      <text:p text:style-name="Preformatted_20_Text"><text:span text:style-name="Source_20_Text"><text:span text:style-name="T13"><text:s text:c="2"/>my_plugin/</text:span></text:span></text:p>
      <text:p text:style-name="Preformatted_20_Text"><text:span text:style-name="Source_20_Text"><text:span text:style-name="T13"><text:s text:c="4"/>my_plugin.php</text:span></text:span></text:p>
      <text:p text:style-name="Preformatted_20_Text"><text:span text:style-name="Source_20_Text"><text:span text:style-name="T13"><text:s text:c="4"/>localization/</text:span></text:span></text:p>
      <text:p text:style-name="Preformatted_20_Text"><text:span text:style-name="Source_20_Text"><text:span text:style-name="T13"><text:s text:c="4"/>skins/default/templates/mytemplate.html</text:span></text:span></text:p>
      <text:p text:style-name="Preformatted_20_Text"><text:span text:style-name="Source_20_Text"><text:span text:style-name="T13"/></text:span></text:p>
      <text:p text:style-name="Preformatted_20_Text"><text:span text:style-name="Source_20_Text"><text:span text:style-name="T13">mytemplate.html può avere uno o più contenitori oggetto che possono essere riempiti dal tuo plugin. Puoi usare plugin.html dalla skin predefinita come esempio per iniziare.</text:span></text:span></text:p>
      <text:p text:style-name="Standard"><text:span text:style-name="Source_20_Text"><text:span text:style-name="T13"/></text:span></text:p>
      <text:p text:style-name="Standard">&lt;roundcube:object name="plugin.my_content" /&gt;</text:p>
      <text:p text:style-name="Standard"/>
      <text:p text:style-name="P28">all’interno del file .php:</text:p>
      <text:p text:style-name="Standard"/>
      <text:p text:style-name="Standard">$this-&gt;register_handler('plugin.my_content', array($this, 'my_function'));</text:p>
      <text:p text:style-name="P43"><text:s text:c="4"/></text:p>
      <text:p text:style-name="P43">function my_function()</text:p>
      <text:p text:style-name="P43">{</text:p>
      <text:p text:style-name="Standard"><text:s text:c="6"/>$content = "Foo";</text:p>
      <text:p text:style-name="P43"><text:s text:c="6"/>return($content);</text:p>
      <text:p text:style-name="P43">}</text:p>
      <text:p text:style-name="P43"/>
      <text:p text:style-name="P43">$rcmail = rcmail::get_instance();</text:p>
      <text:p text:style-name="P43">$rcmail-&gt;output-&gt;set_pagetitle('my_title');</text:p>
      <text:p text:style-name="P43">$rcmail-&gt;output-&gt;send('my_plugin.mytemplate');</text:p>
      <text:p text:style-name="P16"/>
      <text:p text:style-name="P24">Event listeners</text:p>
      <text:p text:style-name="P24"/>
      <text:p text:style-name="P39">Per quanto concerne il javascript, roundcube mette a disposizione una serie di event listeners. </text:p>
      <text:p text:style-name="P39">Tutto il codice contenuto all’interno dei file .js deve essere scritto all’interno di un event listener ‘init’ che sarà innescato all’avvio della pagina. Al suo interno potremo scrivere elementi di UI o comandi custom. Di seguito una porzione di codice significativa:</text:p>
      <text:p text:style-name="P39"/>
      <text:p text:style-name="P39"><text:soft-page-break/></text:p>
      <text:p text:style-name="P39"/>
      <text:p text:style-name="Standard">window.rcmail &amp;&amp; rcmail.addEventListener('init', function(evt) {</text:p>
      <text:p text:style-name="Standard"><text:tab/></text:p>
      <text:p text:style-name="Standard"><text:tab/>...</text:p>
      <text:p text:style-name="Standard"/>
      <text:p text:style-name="Standard"><text:tab/>if (window.rcmail) {</text:p>
      <text:p text:style-name="Standard"><text:tab/><text:tab/>// reload page after ca. 3 minutes</text:p>
      <text:p text:style-name="Standard"><text:tab/><text:tab/>rcmail.reload(3 * 60 * 1000 - 2000);</text:p>
      <text:p text:style-name="Standard"><text:tab/><text:tab/>return;</text:p>
      <text:p text:style-name="Standard"><text:tab/>}</text:p>
      <text:p text:style-name="Standard"><text:tab/>})</text:p>
      <text:p text:style-name="P44">}</text:p>
      <text:p text:style-name="P44"/>
      <text:p text:style-name="P44">Di seguito sono riportati tutti gli event listeners disponibili:</text:p>
      <text:p text:style-name="P29"/>
      <text:h text:style-name="P7" text:outline-level="3">init</text:h>
      <text:p text:style-name="P53"/>
      <text:p text:style-name="P54">Il primo evento ad essere attivato quando una pagina viene caricata. Questo è il luogo in cui i plugin possono aggiungere i loro elementi dell'interfaccia utente e registrare comandi personalizzati.</text:p>
      <text:p text:style-name="P57"><text:span text:style-name="Emphasis"><text:span text:style-name="T20">Args</text:span></text:span><text:span text:style-name="Emphasis"><text:span text:style-name="T19">:</text:span></text:span></text:p>
      <text:list text:style-name="L1">
        <text:list-item>
          <text:p text:style-name="P55">task</text:p>
        </text:list-item>
        <text:list-item>
          <text:p text:style-name="P55">action</text:p>
        </text:list-item>
      </text:list>
      <text:h text:style-name="P8" text:outline-level="3"/>
      <text:h text:style-name="P8" text:outline-level="3">selectfolder</text:h>
      <text:p text:style-name="P54"/>
      <text:p text:style-name="P54">Attivato quando un utente seleziona una nuova cartella (sia nella posta che nel<text:span text:style-name="T29">la</text:span> rubrica). Si <text:span text:style-name="T29">nota</text:span> che viene chiamato prima che la lista dei messaggi venga ricaricata.</text:p>
      <text:p text:style-name="P66"><text:span text:style-name="Emphasis"><text:span text:style-name="T20">Args</text:span></text:span><text:span text:style-name="Emphasis"><text:span text:style-name="T19">:</text:span></text:span></text:p>
      <text:list text:style-name="L2">
        <text:list-item>
          <text:p text:style-name="P58"><text:span text:style-name="T19">folder: </text:span><text:span text:style-name="Emphasis"><text:span text:style-name="T20">Nuova cartella selezionata</text:span></text:span></text:p>
        </text:list-item>
        <text:list-item>
          <text:p text:style-name="P58"><text:span text:style-name="T19">old: </text:span><text:span text:style-name="Emphasis"><text:span text:style-name="T20">Cartella precedentemente selezionata</text:span></text:span></text:p>
        </text:list-item>
      </text:list>
      <text:h text:style-name="P8" text:outline-level="3"/>
      <text:h text:style-name="P8" text:outline-level="3">listupdate</text:h>
      <text:p text:style-name="P57"><text:span text:style-name="T19"/></text:p>
      <text:p text:style-name="P57"><text:span text:style-name="T19">Simile all'evento </text:span><text:span text:style-name="Source_20_Text"><text:span text:style-name="T19">selectfolder</text:span></text:span><text:span text:style-name="T19">, ma viene attivato dopo che la lista dei messaggi (o dei contatti) è stata aggiornata.</text:span></text:p>
      <text:p text:style-name="P66"><text:span text:style-name="Emphasis"><text:span text:style-name="T20">Args</text:span></text:span><text:span text:style-name="Emphasis"><text:span text:style-name="T19">:</text:span></text:span></text:p>
      <text:list text:style-name="L3">
        <text:list-item>
          <text:p text:style-name="P56">folder</text:p>
        </text:list-item>
        <text:list-item>
          <text:p text:style-name="P56">rowcount</text:p>
        </text:list-item>
      </text:list>
      <text:h text:style-name="P8" text:outline-level="3"/>
      <text:h text:style-name="P8" text:outline-level="3">insertrow</text:h>
      <text:p text:style-name="P54"/>
      <text:p text:style-name="P54"><text:span text:style-name="T29">V</text:span>iene attivato dopo che è stata aggiunta una nuova riga alla lista dei messaggi o alla lista dei contatti, rispettivamente.</text:p>
      <text:p text:style-name="P66"><text:span text:style-name="Emphasis"><text:span text:style-name="T20">Args</text:span></text:span><text:span text:style-name="Emphasis"><text:span text:style-name="T19">:</text:span></text:span></text:p>
      <text:list text:style-name="L4">
        <text:list-item>
          <text:p text:style-name="P59"><text:span text:style-name="T19">uid: </text:span><text:span text:style-name="Emphasis"><text:span text:style-name="T19">Row UID</text:span></text:span></text:p>
        </text:list-item>
        <text:list-item>
          <text:p text:style-name="P59"><text:span text:style-name="T19">row:</text:span><text:span text:style-name="T20">Riferimento</text:span><text:span text:style-name="Emphasis"><text:span text:style-name="T19"> </text:span></text:span><text:span text:style-name="Emphasis"><text:span text:style-name="T20">al nodo del DOM</text:span></text:span></text:p>
        </text:list-item>
      </text:list>
      <text:h text:style-name="P8" text:outline-level="3"/>
      <text:h text:style-name="P8" text:outline-level="3">group_insert</text:h>
      <text:p text:style-name="P54"/>
      <text:p text:style-name="P54"><text:span text:style-name="T30">V</text:span>iene attivato dopo che un nuovo gruppo di contatti è stato aggiunto alla lista delle cartelle.</text:p>
      <text:p text:style-name="P66"><text:span text:style-name="Emphasis"><text:span text:style-name="T20">Args</text:span></text:span><text:span text:style-name="Emphasis"><text:span text:style-name="T19">:</text:span></text:span></text:p>
      <text:list text:style-name="L5">
        <text:list-item>
          <text:p text:style-name="P60"><text:soft-page-break/><text:span text:style-name="T19">id:</text:span><text:span text:style-name="Emphasis"><text:span text:style-name="T19"> ID </text:span></text:span><text:span text:style-name="Emphasis"><text:span text:style-name="T20">gruppo</text:span></text:span></text:p>
        </text:list-item>
        <text:list-item>
          <text:p text:style-name="P60"><text:span text:style-name="T19">name: </text:span><text:span text:style-name="T20">Nome </text:span><text:span text:style-name="Emphasis"><text:span text:style-name="T20">grouppo</text:span></text:span></text:p>
        </text:list-item>
        <text:list-item>
          <text:p text:style-name="P60"><text:span text:style-name="T19">li: </text:span><text:span text:style-name="T20">Riferimento</text:span><text:span text:style-name="Emphasis"><text:span text:style-name="T19"> </text:span></text:span><text:span text:style-name="Emphasis"><text:span text:style-name="T20">al nodo dell’oggetto della lista</text:span></text:span></text:p>
        </text:list-item>
      </text:list>
      <text:h text:style-name="P8" text:outline-level="3"/>
      <text:h text:style-name="P8" text:outline-level="3">group_update</text:h>
      <text:p text:style-name="P64"><text:span text:style-name="T19"/></text:p>
      <text:p text:style-name="P64"><text:span text:style-name="T19">viene attivato dopo che il gruppo di contatti è stato aggiornato nella lista delle cartelle.</text:span></text:p>
      <text:p text:style-name="P65"><text:span text:style-name="Emphasis"><text:span text:style-name="T20">Args</text:span></text:span><text:span text:style-name="Emphasis"><text:span text:style-name="T19">:</text:span></text:span></text:p>
      <text:list text:style-name="L6">
        <text:list-item>
          <text:p text:style-name="P61"><text:span text:style-name="T19">id:</text:span><text:span text:style-name="Emphasis"><text:span text:style-name="T19"> ID </text:span></text:span><text:span text:style-name="Emphasis"><text:span text:style-name="T20">gruppo</text:span></text:span></text:p>
        </text:list-item>
        <text:list-item>
          <text:p text:style-name="P61"><text:span text:style-name="T19">name: </text:span><text:span text:style-name="Emphasis"><text:span text:style-name="T20">Nome gruppo</text:span></text:span></text:p>
        </text:list-item>
        <text:list-item>
          <text:p text:style-name="P62"><text:span text:style-name="T19">li: </text:span><text:span text:style-name="Emphasis"><text:span text:style-name="T20">Riferimento</text:span></text:span><text:span text:style-name="Emphasis"><text:span text:style-name="T19"> </text:span></text:span><text:span text:style-name="Emphasis"><text:span text:style-name="T20">al nodo dell’oggetto della lista</text:span></text:span></text:p>
        </text:list-item>
      </text:list>
      <text:h text:style-name="P8" text:outline-level="3"/>
      <text:h text:style-name="P8" text:outline-level="3">group_delete</text:h>
      <text:p text:style-name="P54"/>
      <text:p text:style-name="P54">viene attivato appena prima che un gruppo di contatti venga rimosso dalla lista delle cartelle.</text:p>
      <text:p text:style-name="P66"><text:span text:style-name="Emphasis"><text:span text:style-name="T20">Args</text:span></text:span><text:span text:style-name="Emphasis"><text:span text:style-name="T19">:</text:span></text:span></text:p>
      <text:list text:style-name="L7">
        <text:list-item>
          <text:p text:style-name="P63"><text:span text:style-name="T19">id: </text:span><text:span text:style-name="Emphasis"><text:span text:style-name="T20">ID gruppo</text:span></text:span></text:p>
        </text:list-item>
        <text:list-item>
          <text:p text:style-name="P63"><text:span text:style-name="T19">li: </text:span><text:span text:style-name="Emphasis"><text:span text:style-name="T20">Riferimento</text:span></text:span><text:span text:style-name="Emphasis"><text:span text:style-name="T19"> </text:span></text:span><text:span text:style-name="Emphasis"><text:span text:style-name="T20">al nodo dell’oggetto della lista da rimuovere</text:span></text:span></text:p>
        </text:list-item>
      </text:list>
      <text:p text:style-name="P66"><text:span text:style-name="Emphasis"><text:span text:style-name="T20"/></text:span></text:p>
      <text:p text:style-name="P67"><text:span text:style-name="Emphasis"><text:span text:style-name="T22">Linee guida per lo sviluppo</text:span></text:span></text:p>
      <text:p text:style-name="P30"/>
      <text:p text:style-name="P31">Nome file</text:p>
      <text:p text:style-name="P32"/>
      <text:p text:style-name="P48">Per i file di inclusione PHP che non sono destinati ad essere eseguiti direttamente, si <text:span text:style-name="T31">utilizza</text:span> l'estensione .inc. Questo previene che vengano eseguiti direttamente nel caso in cui le restrizioni di accesso non funzionino come previsto.</text:p>
      <text:p text:style-name="P49">Tutti i file <text:span text:style-name="T31">devono</text:span> essere nominati con lettere minuscole e underscore (per separare le parole).</text:p>
      <text:p text:style-name="Text_20_body"><text:span text:style-name="T25">Poiché RoundCube utilizza la tecnologia di autoloading di PHP, le classi devono essere salvate in un file chiamato </text:span><text:span text:style-name="Source_20_Text"><text:span text:style-name="T25">class_name.php</text:span></text:span><text:span text:style-name="T25"> all'interno di </text:span><text:span text:style-name="Source_20_Text"><text:span text:style-name="T25">program/include/</text:span></text:span><text:span text:style-name="T25"> per essere incluse su richiesta."</text:span></text:p>
      <text:p text:style-name="Text_20_body"><text:span text:style-name="T25"/></text:p>
      <text:p text:style-name="P71"><text:span text:style-name="T25">Classi, funzioni e variabili</text:span></text:p>
      <text:p text:style-name="P70"><text:span text:style-name="T25"/></text:p>
      <text:p text:style-name="P69"><text:span text:style-name="T26">Tutti i nomi di classi, funzioni e variabili dovrebbero contenere solo lettere minuscole e numeri, e usare underscore per separare le parole. La documentazione ufficiale raccomanda di non usare il CamelCase in nessun caso. </text:span>Le funzioni che forniscono funzionalità specifiche di Roundcube dovrebbero iniziare con <text:span text:style-name="Source_20_Text"><text:span text:style-name="T12">rcmail</text:span></text:span><text:span text:style-name="T12"> </text:span>(funzioni specifiche per webmail) o <text:span text:style-name="Source_20_Text"><text:span text:style-name="T12">rcube</text:span></text:span><text:span text:style-name="T12"> </text:span>(funzioni globali/framework). I nomi delle classi dovrebbero iniziare con <text:span text:style-name="Source_20_Text"><text:span text:style-name="T12">rcube</text:span></text:span>.</text:p>
      <text:p text:style-name="P69"/>
      <text:p text:style-name="P71">Stile di scrittura del codice </text:p>
      <text:p text:style-name="P68"/>
      <text:p text:style-name="P68">Tutto il codice (PHP e JavaScript) deve rispettare le stesse linee guida di stile del codice:</text:p>
      <text:list text:style-name="L8">
        <text:list-item>
          <text:p text:style-name="P73">Le parentesi di apertura e chiusura per le definizioni di funzioni e classi devono trovarsi su una nuova riga.</text:p>
        </text:list-item>
        <text:list-item>
          <text:p text:style-name="P73">Non scrivere mai codice di controllo del flusso su una sola riga.</text:p>
        </text:list-item>
        <text:list-item>
          <text:p text:style-name="P73">Il codice non deve superare il limite di 80 caratteri per riga.</text:p>
        </text:list-item>
        <text:list-item>
          <text:p text:style-name="P73">Non omettere mai le parentesi per i blocchi che contengono solo un'istruzione.</text:p>
        </text:list-item>
        <text:list-item>
          <text:p text:style-name="P73">L'indentazione deve essere di 4 spazi per livello e non devono essere us<text:span text:style-name="T31">ato tab</text:span></text:p>
        </text:list-item>
        <text:list-item>
          <text:p text:style-name="P50"><text:soft-page-break/>Gli operatori convenzionali devono essere circondati da uno spazio.</text:p>
        </text:list-item>
        <text:list-item>
          <text:p text:style-name="P50">Le virgole devono essere seguite da uno spazio.</text:p>
        </text:list-item>
        <text:list-item>
          <text:p text:style-name="P73"><text:span text:style-name="T12">I punti e virgola nelle dichiarazioni </text:span><text:span text:style-name="Source_20_Text"><text:span text:style-name="T12">for</text:span></text:span><text:span text:style-name="T12"> devono essere seguiti da uno spazio.</text:span></text:p>
        </text:list-item>
        <text:list-item>
          <text:p text:style-name="P50">Tutti i nomi devono essere scritti in inglese.</text:p>
        </text:list-item>
        <text:list-item>
          <text:p text:style-name="P73"><text:span text:style-name="T12">Una funzione dovrebbe avere solo un'istruzione </text:span><text:span text:style-name="Source_20_Text"><text:span text:style-name="T12">return</text:span></text:span><text:span text:style-name="T12"> alla fine.</text:span></text:p>
        </text:list-item>
        <text:list-item>
          <text:p text:style-name="P50">Le unità logiche all'interno di un blocco devono essere separate da almeno una riga vuota.</text:p>
        </text:list-item>
        <text:list-item>
          <text:p text:style-name="P50">Le variabili iteratore devono essere chiamate "i", "j", "k", ecc.</text:p>
        </text:list-item>
        <text:list-item>
          <text:p text:style-name="P50">Le variabili globali (PHP) dovrebbero essere scritte in maiuscolo, ma è meglio evitarle.</text:p>
        </text:list-item>
        <text:list-item>
          <text:p text:style-name="P51">Le variabili dovrebbero essere inizializzate dove sono dichiarate e dovrebbero essere dichiarate nello scope più ristretto possibile."</text:p>
        </text:list-item>
      </text:list>
      <text:p text:style-name="P68"/>
      <text:p text:style-name="P68"/>
      <text:p text:style-name="P74">Di seguito un esempio di codice scritto in maniera corretta:</text:p>
      <text:p text:style-name="P74"/>
      <text:p text:style-name="P74"><text:s text:c="4"/>function foo_bar($aa, $bb)</text:p>
      <text:p text:style-name="P74"><text:s text:c="4"/>{</text:p>
      <text:p text:style-name="P74"><text:s text:c="8"/>$out = '';</text:p>
      <text:p text:style-name="P74"><text:s text:c="4"/></text:p>
      <text:p text:style-name="P74"><text:s text:c="8"/>if ($aa == 1 || $aa &gt; 10) {</text:p>
      <text:p text:style-name="P74"><text:s text:c="12"/>$out .= "Case one\n";</text:p>
      <text:p text:style-name="P74"><text:s text:c="12"/>write_log("Foo: $aa");</text:p>
      <text:p text:style-name="P74"><text:s text:c="8"/>}</text:p>
      <text:p text:style-name="P74"><text:s text:c="8"/>else {</text:p>
      <text:p text:style-name="P74"><text:s text:c="12"/>alert('Bar');</text:p>
      <text:p text:style-name="P74"><text:s text:c="8"/>}</text:p>
      <text:p text:style-name="P74"><text:s text:c="4"/></text:p>
      <text:p text:style-name="P74"><text:s text:c="8"/>for ($i=0; $i &lt; $bb; $i++) {</text:p>
      <text:p text:style-name="P74"><text:s text:c="12"/>$out .= $i . 'a';</text:p>
      <text:p text:style-name="P74"><text:s text:c="8"/>}</text:p>
      <text:p text:style-name="P74"><text:s text:c="8"/>return $out;</text:p>
      <text:p text:style-name="P74"><text:s text:c="4"/>}</text:p>
      <text:p text:style-name="P74"/>
      <text:p text:style-name="P74">Tutto il codice scritto dovrebbe essere funzionante dalla versione 5.3.X di PHP.</text:p>
      <text:p text:style-name="P74"/>
      <text:p text:style-name="P72">Link alla documentazione completa di roundcube:</text:p>
      <text:p text:style-name="P74"><text:a xlink:type="simple" xlink:href="https://github.com/roundcube/roundcubemail/wiki/Dev-Docs" text:style-name="Internet_20_link" text:visited-style-name="Visited_20_Internet_20_Link">https://github.com/roundcube/roundcubemail/wiki/Dev-Docs</text:a></text:p>
      <text:p text:style-name="P70"><text:span text:style-name="T25"/></text:p>
      <text:p text:style-name="P42"/>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8T15:37:59.486551870</meta:creation-date>
    <meta:generator>LibreOffice/24.2.4.2$Linux_X86_64 LibreOffice_project/420$Build-2</meta:generator>
    <dc:date>2024-08-09T16:38:23.044677702</dc:date>
    <meta:editing-duration>PT50M43S</meta:editing-duration>
    <meta:editing-cycles>11</meta:editing-cycles>
    <meta:print-date>2024-08-09T16:40:16.344833003</meta:print-date>
    <meta:printed-by>PDF files</meta:printed-by>
    <meta:document-statistic meta:table-count="0" meta:image-count="0" meta:object-count="0" meta:page-count="7" meta:paragraph-count="204" meta:word-count="1528" meta:character-count="11130" meta:non-whitespace-character-count="9576"/>
  </office:meta>
</office:document-meta>
</file>